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Icons" svg:font-family="CCIcons" style:font-pitch="fixed"/>
    <style:font-face style:name="Source Code Pro" svg:font-family="'Source Code Pro'" style:font-pitch="fixed"/>
    <style:font-face style:name="Comfortaa" svg:font-family="Comfortaa" style:font-pitch="variable"/>
    <style:font-face style:name="Libre Baskerville" svg:font-family="'Libre Baskervil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 ExtraLight" svg:font-family="'Source Serif Pro ExtraLigh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21cm" draw:shadow="visible" draw:shadow-offset-x="0.282cm" draw:shadow-offset-y="0.282cm" draw:shadow-color="#333333"/>
    </style:style>
    <style:style style:name="gr2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53cm" draw:shadow="visible" draw:shadow-offset-x="0.282cm" draw:shadow-offset-y="0.282cm" draw:shadow-color="#333333"/>
    </style:style>
    <style:style style:name="gr3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42cm" draw:shadow="visible" draw:shadow-offset-x="0.282cm" draw:shadow-offset-y="0.282cm" draw:shadow-color="#333333"/>
    </style:style>
    <style:style style:name="gr4" style:family="graphic" style:parent-style-name="objectwithoutfill">
      <style:graphic-properties svg:stroke-width="0.106cm" svg:stroke-color="#333333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1c1c1c" draw:marker-start-width="0.359cm" draw:marker-end="Rounded_20_short_20_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color="#808080" draw:fill-color="#cccccc" draw:textarea-horizontal-align="justify" draw:textarea-vertical-align="middle" draw:auto-grow-height="false" fo:min-height="2.163cm" fo:min-width="3.753cm" draw:shadow="visible" draw:shadow-offset-x="0.282cm" draw:shadow-offset-y="0.282cm" draw:shadow-color="#333333"/>
    </style:style>
    <style:style style:name="P1" style:family="paragraph">
      <style:paragraph-properties fo:text-align="center"/>
      <style:text-properties style:font-name="Source Code Pro" fo:font-size="18pt" style:font-size-asian="18pt" style:font-size-complex="18pt"/>
    </style:style>
    <style:style style:name="P2" style:family="paragraph">
      <loext:graphic-properties draw:fill-color="#cccccc"/>
      <style:paragraph-properties fo:text-align="center"/>
      <style:text-properties style:font-name="Source Code Pro"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Source Code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221cm" svg:height="2.412cm" svg:x="13.079cm" svg:y="3.54cm">
          <text:p text:style-name="P1"><text:span text:style-name="T1">Block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221cm" svg:height="2.412cm" svg:x="0.281cm" svg:y="3.54cm">
          <text:p text:style-name="P1"><text:span text:style-name="T1">Link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253cm" svg:height="2.412cm" svg:x="3.713cm" svg:y="6.854cm">
          <text:p text:style-name="P1"><text:span text:style-name="T1">Internet</text:span><text:span text:style-name="T1"><text:line-break/></text:span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242cm" svg:height="2.412cm" svg:x="3.745cm" svg:y="10.66cm">
          <text:p text:style-name="P1"><text:span text:style-name="T1">Transport</text:span></text:p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824cm" svg:y1="9.267cm" svg:x2="5.856cm" svg:y2="10.774cm">
          <text:p/>
        </draw:line>
        <draw:connector draw:style-name="gr5" draw:text-style-name="P4" draw:layer="layout" svg:x1="2.391cm" svg:y1="5.952cm" svg:x2="3.745cm" svg:y2="11.866cm" draw:start-shape="id1" draw:start-glue-point="2" draw:end-shape="id2" draw:end-glue-point="3" svg:d="M2391 5952v5914h1354" svg:viewBox="0 0 1355 5915">
          <text:p/>
        </draw:connector>
        <draw:connector draw:style-name="gr5" draw:text-style-name="P4" draw:layer="layout" svg:x1="2.391cm" svg:y1="5.952cm" svg:x2="3.713cm" svg:y2="8.06cm" draw:start-shape="id1" draw:start-glue-point="2" draw:end-shape="id3" draw:end-glue-point="3" svg:d="M2391 5952v2108h1322" svg:viewBox="0 0 1323 2109">
          <text:p/>
        </draw:connector>
        <draw:connector draw:style-name="gr5" draw:text-style-name="P4" draw:layer="layout" svg:x1="7.987cm" svg:y1="11.866cm" svg:x2="9.552cm" svg:y2="11.866cm" draw:start-shape="id2" draw:start-glue-point="1" draw:end-shape="id4" draw:end-glue-point="3" svg:d="M7987 11866h1565" svg:viewBox="0 0 1566 1">
          <text:p/>
        </draw:connector>
        <draw:custom-shape draw:style-name="gr2" draw:text-style-name="P2" xml:id="id6" draw:id="id6" draw:layer="layout" svg:width="4.253cm" svg:height="2.412cm" svg:x="6.464cm" svg:y="1.327cm">
          <text:p text:style-name="P1"><text:span text:style-name="T1">Write</text:span></text:p>
          <text:p text:style-name="P1"><text:span text:style-name="T1">Back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5.189cm" svg:y1="3.54cm" svg:x2="10.717cm" svg:y2="2.533cm" draw:start-shape="id5" draw:start-glue-point="0" draw:end-shape="id6" draw:end-glue-point="1" svg:d="M15189 3540v-1007h-4472" svg:viewBox="0 0 4473 1008">
          <text:p/>
        </draw:connector>
        <draw:connector draw:style-name="gr5" draw:text-style-name="P4" draw:layer="layout" svg:x1="6.464cm" svg:y1="2.533cm" svg:x2="2.391cm" svg:y2="3.54cm" draw:start-shape="id6" draw:start-glue-point="3" draw:end-shape="id1" draw:end-glue-point="0" svg:d="M6464 2533h-4073v1007" svg:viewBox="0 0 4074 1008">
          <text:p/>
        </draw:connector>
        <draw:custom-shape draw:style-name="gr2" draw:text-style-name="P2" xml:id="id7" draw:id="id7" draw:layer="layout" svg:width="4.253cm" svg:height="2.412cm" svg:x="9.571cm" svg:y="6.851cm">
          <text:p text:style-name="P1"><text:span text:style-name="T1">Interne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4.253cm" svg:height="2.413cm" svg:x="9.552cm" svg:y="10.66cm">
          <text:p text:style-name="P1"><text:span text:style-name="T1">Transpor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1.678cm" svg:y1="10.66cm" svg:x2="11.697cm" svg:y2="9.263cm" draw:start-shape="id4" draw:start-glue-point="0" draw:end-shape="id7" draw:end-glue-point="2" svg:d="M11678 10660v-558h19v-839" svg:viewBox="0 0 20 1398">
          <text:p/>
        </draw:connector>
        <draw:connector draw:style-name="gr5" draw:text-style-name="P4" draw:layer="layout" svg:x1="13.824cm" svg:y1="8.057cm" svg:x2="15.189cm" svg:y2="5.952cm" draw:start-shape="id7" draw:start-glue-point="1" draw:end-shape="id5" draw:end-glue-point="2" svg:d="M13824 8057h1365v-2105" svg:viewBox="0 0 1366 21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CIcons" svg:font-family="CCIcons" style:font-pitch="fixed"/>
    <style:font-face style:name="Source Code Pro" svg:font-family="'Source Code Pro'" style:font-pitch="fixed"/>
    <style:font-face style:name="Comfortaa" svg:font-family="Comfortaa" style:font-pitch="variable"/>
    <style:font-face style:name="Libre Baskerville" svg:font-family="'Libre Baskervil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 ExtraLight" svg:font-family="'Source Serif Pro ExtraLigh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6-10T20:56:13.037077877</dc:date>
    <meta:editing-duration>PT22M51S</meta:editing-duration>
    <meta:editing-cycles>4</meta:editing-cycles>
    <meta:generator>LibreOffice/6.2.4.2.0$Linux_X86_64 LibreOffice_project/20$Build-2</meta:generator>
    <meta:document-statistic meta:object-count="15"/>
  </office:meta>
</office:document-meta>
</file>